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2cm" fo:min-width="0.8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0.8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4cm" fo:min-width="0.8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1cm" fo:min-width="0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8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style:text-position="33% 58%" fo:font-size="14pt" style:font-size-asian="14pt" style:font-size-complex="14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text-properties style:use-window-font-color="true"/>
    </style:style>
    <style:style style:name="P10" style:family="paragraph">
      <style:paragraph-properties fo:text-align="center"/>
      <style:text-properties style:use-window-font-color="tru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479cm" svg:height="0.992cm" svg:x="6.262cm" svg:y="7.807cm">
          <text:p text:style-name="P1"><text:span text:style-name="T1">AS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4.2cm" svg:height="1.619cm" svg:x="15.7cm" svg:y="2.907cm">
          <text:p text:style-name="P1"><text:span text:style-name="T1">Präsidi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61cm" svg:height="1.487cm" svg:x="4.486cm" svg:y="10.465cm">
          <text:p text:style-name="P1"><text:span text:style-name="T1">Studierenden-</text:span></text:p>
          <text:p text:style-name="P1"><text:span text:style-name="T1">parla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262cm" svg:y1="10.466cm" svg:x2="7.262cm" svg:y2="8.78cm">
          <text:p/>
        </draw:line>
        <draw:frame draw:style-name="gr3" draw:text-style-name="P4" draw:layer="layout" svg:width="1.655cm" svg:height="1.742cm" draw:transform="rotate (1.56800379999171) translate (7.163cm 10.552cm)">
          <draw:text-box>
            <text:p><text:span text:style-name="T2">wählt</text:span></text:p>
          </draw:text-box>
        </draw:frame>
        <draw:custom-shape draw:style-name="gr1" draw:text-style-name="P2" draw:layer="layout" svg:width="4.263cm" svg:height="1.388cm" svg:x="7.56cm" svg:y="13.44cm">
          <text:p text:style-name="P1"><text:span text:style-name="T1">Fachschaftsr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966cm" svg:height="1.884cm" svg:x="2.8cm" svg:y="12.944cm">
          <text:p text:style-name="P1"><text:span text:style-name="T1">Fachgruppen</text:span></text:p>
          <text:p text:style-name="P1"><text:span text:style-name="T1">-r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8.1cm" svg:height="1.586cm" svg:x="4.1cm" svg:y="16.614cm">
          <text:p text:style-name="P1"><text:span text:style-name="T3">Studieren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083cm" svg:height="1.053cm" draw:transform="rotate (1.56782926706651) translate (6.93cm 14.729cm)">
          <draw:text-box>
            <text:p><text:span text:style-name="T2">wählen</text:span></text:p>
          </draw:text-box>
        </draw:frame>
        <draw:line draw:style-name="gr2" draw:text-style-name="P1" draw:layer="layout" svg:x1="6.965cm" svg:y1="16.513cm" svg:x2="6.965cm" svg:y2="11.952cm">
          <text:p/>
        </draw:line>
        <draw:line draw:style-name="gr2" draw:text-style-name="P1" draw:layer="layout" svg:x1="4.883cm" svg:y1="16.613cm" svg:x2="4.883cm" svg:y2="14.828cm">
          <text:p/>
        </draw:line>
        <draw:custom-shape draw:style-name="gr1" draw:text-style-name="P2" draw:layer="layout" svg:width="4.7cm" svg:height="1.984cm" svg:x="14.1cm" svg:y="12.388cm">
          <text:p text:style-name="P1"><text:span text:style-name="T1">Senat</text:span></text:p>
          <text:p text:style-name="P1"><text:span text:style-name="T4">Prof. 4 / WiMi 2 /</text:span></text:p>
          <text:p text:style-name="P1"><text:span text:style-name="T4"><text:s/></text:span><text:span text:style-name="T4">MTV 2/ <text:s/>Stud.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3.1cm" svg:height="1.983cm" svg:x="24.3cm" svg:y="6.479cm">
          <text:p text:style-name="P1"><text:span text:style-name="T1">Fakultätsrat</text:span></text:p>
          <text:p text:style-name="P1"><text:span text:style-name="T4">Prof. 7 / WiMi 2 /</text:span></text:p>
          <text:p text:style-name="P1"><text:span text:style-name="T4"><text:s/></text:span><text:span text:style-name="T4">MTV 2/ <text:s/>Stud.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965cm" svg:height="2.38cm" svg:x="12cm" svg:y="5.727cm">
          <text:p text:style-name="P1"><text:span text:style-name="T1">KSW</text:span></text:p>
          <text:p text:style-name="P1"><text:span text:style-name="T4">Prof. 4 /</text:span></text:p>
          <text:p text:style-name="P1"><text:span text:style-name="T4">WiMi 2/ </text:span></text:p>
          <text:p text:style-name="P1"><text:span text:style-name="T4">Stud.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082cm" svg:height="1.054cm" draw:transform="rotate (1.56782926706651) translate (5.046cm 16.712cm)">
          <draw:text-box>
            <text:p><text:span text:style-name="T2">wählen</text:span></text:p>
          </draw:text-box>
        </draw:frame>
        <draw:line draw:style-name="gr2" draw:text-style-name="P1" draw:layer="layout" svg:x1="9.741cm" svg:y1="16.613cm" svg:x2="9.741cm" svg:y2="14.828cm">
          <text:p/>
        </draw:line>
        <draw:frame draw:style-name="gr4" draw:text-style-name="P4" draw:layer="layout" svg:width="2.082cm" svg:height="1.053cm" draw:transform="rotate (1.56782926706651) translate (9.939cm 16.511cm)">
          <draw:text-box>
            <text:p><text:span text:style-name="T2">wählen</text:span></text:p>
          </draw:text-box>
        </draw:frame>
        <draw:line draw:style-name="gr2" draw:text-style-name="P1" draw:layer="layout" svg:x1="17.218cm" svg:y1="16.318cm" svg:x2="17.218cm" svg:y2="14.399cm">
          <text:p/>
        </draw:line>
        <draw:frame draw:style-name="gr6" draw:text-style-name="P4" draw:layer="layout" svg:width="2.015cm" svg:height="0.725cm" draw:transform="rotate (1.56782926706651) translate (17.2cm 16.422cm)">
          <draw:text-box>
            <text:p><text:span text:style-name="T2">wählen</text:span></text:p>
          </draw:text-box>
        </draw:frame>
        <draw:line draw:style-name="gr2" draw:text-style-name="P7" draw:layer="layout" svg:x1="10.007cm" svg:y1="13.407cm" svg:x2="13.4cm" svg:y2="8.107cm">
          <text:p/>
        </draw:line>
        <draw:line draw:style-name="gr2" draw:text-style-name="P1" draw:layer="layout" svg:x1="15cm" svg:y1="12.407cm" svg:x2="15cm" svg:y2="8.107cm">
          <text:p/>
        </draw:line>
        <draw:frame draw:style-name="gr4" draw:text-style-name="P4" draw:layer="layout" svg:width="2.38cm" svg:height="1.053cm" draw:transform="rotate (1.56782926706651) translate (15.04cm 11.687cm)">
          <draw:text-box>
            <text:p><text:span text:style-name="T2">bestätigt</text:span></text:p>
          </draw:text-box>
        </draw:frame>
        <draw:line draw:style-name="gr2" draw:text-style-name="P1" draw:layer="layout" svg:x1="25.8cm" svg:y1="16.307cm" svg:x2="25.841cm" svg:y2="8.496cm">
          <text:p/>
        </draw:line>
        <draw:frame draw:style-name="gr7" draw:text-style-name="P4" draw:layer="layout" svg:width="2.015cm" svg:height="0.954cm" draw:transform="rotate (1.5683528658421) translate (25.941cm 13.122cm)">
          <draw:text-box>
            <text:p><text:span text:style-name="T2">wählen</text:span></text:p>
          </draw:text-box>
        </draw:frame>
        <draw:custom-shape draw:style-name="gr1" draw:text-style-name="P2" draw:layer="layout" svg:width="3.6cm" svg:height="2.675cm" svg:x="20.7cm" svg:y="9.807cm">
          <text:p text:style-name="P1"><text:span text:style-name="T1">KfG</text:span></text:p>
          <text:p text:style-name="P1"><text:span text:style-name="T4">Prof. 2 /</text:span></text:p>
          <text:p text:style-name="P1"><text:span text:style-name="T4">WiMi 2/</text:span></text:p>
          <text:p text:style-name="P1"><text:span text:style-name="T4">MTV 2/ <text:s/></text:span></text:p>
          <text:p text:style-name="P1"><text:span text:style-name="T4">Stud.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7.9cm" svg:y1="12.363cm" svg:x2="17.9cm" svg:y2="4.507cm">
          <text:p/>
        </draw:line>
        <draw:frame draw:style-name="gr8" draw:text-style-name="P4" draw:layer="layout" svg:width="1.501cm" svg:height="0.725cm" draw:transform="rotate (1.56800379999171) translate (18cm 8.608cm)">
          <draw:text-box>
            <text:p><text:span text:style-name="T2">wählt</text:span></text:p>
          </draw:text-box>
        </draw:frame>
        <draw:line draw:style-name="gr2" draw:text-style-name="P1" draw:layer="layout" svg:x1="22.359cm" svg:y1="16.354cm" svg:x2="22.4cm" svg:y2="12.507cm">
          <text:p/>
        </draw:line>
        <draw:frame draw:style-name="gr4" draw:text-style-name="P4" draw:layer="layout" svg:width="2.082cm" svg:height="1.053cm" draw:transform="rotate (1.56782926706651) translate (22.4cm 14.789cm)">
          <draw:text-box>
            <text:p><text:span text:style-name="T2">wählen</text:span></text:p>
          </draw:text-box>
        </draw:frame>
        <draw:custom-shape draw:style-name="gr1" draw:text-style-name="P5" draw:layer="layout" svg:width="10.6cm" svg:height="1.586cm" svg:x="15.8cm" svg:y="16.321cm">
          <text:p text:style-name="P1"><text:span text:style-name="T3">Alle Mitglieder der Hochsch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5.612cm" svg:height="0.725cm" draw:transform="rotate (1.01770148683789) translate (10.4cm 13.068cm)">
          <draw:text-box>
            <text:p><text:span text:style-name="T5">Schlägt stud. Mitglieder vor</text:span></text:p>
          </draw:text-box>
        </draw:frame>
        <draw:custom-shape draw:style-name="gr10" draw:text-style-name="P10" draw:layer="layout" svg:width="4.6cm" svg:height="3.68cm" svg:x="23.4cm" svg:y="2cm">
          <text:p text:style-name="P9"><text:span text:style-name="T6">Prof.: Professor/innen</text:span></text:p>
          <text:p text:style-name="P9"><text:span text:style-name="T6">WiMi: Wissenschaftliche </text:span></text:p>
          <text:p text:style-name="P9"><text:span text:style-name="T6">Mitarbeiter/innen</text:span></text:p>
          <text:p text:style-name="P9"><text:span text:style-name="T6">MTV: Mitarbeiter/innen in</text:span></text:p>
          <text:p text:style-name="P9"><text:span text:style-name="T6"><text:s/></text:span><text:span text:style-name="T6">Technik und Verwaltung</text:span></text:p>
          <text:p text:style-name="P9"><text:span text:style-name="T6">Stud.: Studierend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tarosta</meta:initial-creator>
    <meta:creation-date>2013-10-15T22:38:58</meta:creation-date>
    <dc:date>2013-10-17T18:04:34</dc:date>
    <dc:creator>Johannes Starosta</dc:creator>
    <meta:editing-duration>PT41M32S</meta:editing-duration>
    <meta:editing-cycles>22</meta:editing-cycles>
    <meta:generator>LibreOffice/3.5$Linux_X86_64 LibreOffice_project/350m1$Build-2</meta:generator>
    <meta:document-statistic meta:object-count="32"/>
  </office:meta>
</office:document-meta>
</file>